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aa6d" officeooo:paragraph-rsid="00385217"/>
    </style:style>
    <style:style style:name="P2" style:family="paragraph" style:parent-style-name="Text_20_body">
      <style:text-properties officeooo:rsid="003cc292" officeooo:paragraph-rsid="00398179"/>
    </style:style>
    <style:style style:name="P3" style:family="paragraph" style:parent-style-name="Text_20_body">
      <style:text-properties officeooo:rsid="0040e352" officeooo:paragraph-rsid="00398179"/>
    </style:style>
    <style:style style:name="P4" style:family="paragraph" style:parent-style-name="Text_20_body">
      <style:text-properties officeooo:rsid="00416794" officeooo:paragraph-rsid="00398179"/>
    </style:style>
    <style:style style:name="P5" style:family="paragraph" style:parent-style-name="Text_20_body">
      <style:text-properties officeooo:paragraph-rsid="00398179"/>
    </style:style>
    <style:style style:name="P6" style:family="paragraph" style:parent-style-name="Text_20_body">
      <style:text-properties officeooo:rsid="00329099" officeooo:paragraph-rsid="003b31aa"/>
    </style:style>
    <style:style style:name="P7" style:family="paragraph" style:parent-style-name="Text_20_body">
      <style:text-properties officeooo:rsid="004508f6" officeooo:paragraph-rsid="003cfe2e"/>
    </style:style>
    <style:style style:name="P8" style:family="paragraph" style:parent-style-name="Text_20_body">
      <style:text-properties officeooo:paragraph-rsid="003cfe2e"/>
    </style:style>
    <style:style style:name="P9" style:family="paragraph" style:parent-style-name="Text_20_body">
      <style:text-properties officeooo:rsid="00289ad9" officeooo:paragraph-rsid="003d5ccd"/>
    </style:style>
    <style:style style:name="P10" style:family="paragraph" style:parent-style-name="Text_20_body">
      <style:text-properties officeooo:rsid="0043a030" officeooo:paragraph-rsid="003dcb7e"/>
    </style:style>
    <style:style style:name="P11" style:family="paragraph" style:parent-style-name="Heading_20_1" style:master-page-name="Right_20_Page">
      <style:paragraph-properties style:page-number="auto"/>
      <style:text-properties officeooo:rsid="0043a030" officeooo:paragraph-rsid="003dcb7e"/>
    </style:style>
    <style:style style:name="P12" style:family="paragraph" style:parent-style-name="Heading_20_2">
      <style:text-properties officeooo:paragraph-rsid="00385217"/>
    </style:style>
    <style:style style:name="P13" style:family="paragraph" style:parent-style-name="Heading_20_2">
      <style:text-properties officeooo:paragraph-rsid="00398179"/>
    </style:style>
    <style:style style:name="P14" style:family="paragraph" style:parent-style-name="Heading_20_2">
      <style:text-properties officeooo:paragraph-rsid="003b31aa"/>
    </style:style>
    <style:style style:name="P15" style:family="paragraph" style:parent-style-name="Heading_20_2">
      <style:text-properties officeooo:paragraph-rsid="003cfe2e"/>
    </style:style>
    <style:style style:name="P16" style:family="paragraph" style:parent-style-name="Heading_20_2">
      <style:text-properties officeooo:paragraph-rsid="003d5ccd"/>
    </style:style>
    <style:style style:name="P17" style:family="paragraph" style:parent-style-name="Heading_20_2">
      <style:text-properties officeooo:paragraph-rsid="003dcb7e"/>
    </style:style>
    <style:style style:name="P18" style:family="paragraph" style:parent-style-name="Heading_20_3">
      <style:text-properties officeooo:paragraph-rsid="00385217"/>
    </style:style>
    <style:style style:name="P19" style:family="paragraph" style:parent-style-name="Heading_20_3">
      <style:text-properties officeooo:rsid="003cc292" officeooo:paragraph-rsid="00398179"/>
    </style:style>
    <style:style style:name="P20" style:family="paragraph" style:parent-style-name="Heading_20_3">
      <style:text-properties officeooo:paragraph-rsid="00398179"/>
    </style:style>
    <style:style style:name="P21" style:family="paragraph" style:parent-style-name="Heading_20_3">
      <style:text-properties officeooo:rsid="00329099" officeooo:paragraph-rsid="003b31aa"/>
    </style:style>
    <style:style style:name="P22" style:family="paragraph" style:parent-style-name="Heading_20_3">
      <style:text-properties officeooo:paragraph-rsid="003b31aa"/>
    </style:style>
    <style:style style:name="P23" style:family="paragraph" style:parent-style-name="Heading_20_3">
      <style:text-properties officeooo:paragraph-rsid="003cfe2e"/>
    </style:style>
    <style:style style:name="P24" style:family="paragraph" style:parent-style-name="Heading_20_3">
      <style:text-properties officeooo:rsid="00289ad9" officeooo:paragraph-rsid="003d5ccd"/>
    </style:style>
    <style:style style:name="P25" style:family="paragraph" style:parent-style-name="Heading_20_3">
      <style:text-properties officeooo:paragraph-rsid="003d5ccd"/>
    </style:style>
    <style:style style:name="P26" style:family="paragraph" style:parent-style-name="Heading_20_3">
      <style:text-properties officeooo:rsid="0043a030" officeooo:paragraph-rsid="003dcb7e"/>
    </style:style>
    <style:style style:name="P27" style:family="paragraph" style:parent-style-name="Heading_20_3">
      <style:text-properties officeooo:paragraph-rsid="003dcb7e"/>
    </style:style>
    <style:style style:name="P28" style:family="paragraph" style:parent-style-name="Heading_20_3">
      <style:paragraph-properties fo:margin-top="0.25cm" fo:margin-bottom="0.101cm" loext:contextual-spacing="false"/>
      <style:text-properties officeooo:rsid="0023aa6d" officeooo:paragraph-rsid="00385217"/>
    </style:style>
    <style:style style:name="P29" style:family="paragraph" style:parent-style-name="Heading_20_3">
      <style:paragraph-properties fo:margin-top="0.25cm" fo:margin-bottom="0.101cm" loext:contextual-spacing="false"/>
      <style:text-properties officeooo:paragraph-rsid="00385217"/>
    </style:style>
    <style:style style:name="T1" style:family="text">
      <style:text-properties officeooo:rsid="0023aa6d"/>
    </style:style>
    <style:style style:name="T2" style:family="text">
      <style:text-properties officeooo:rsid="003a7dbe"/>
    </style:style>
    <style:style style:name="T3" style:family="text">
      <style:text-properties officeooo:rsid="003c0ef1"/>
    </style:style>
    <style:style style:name="T4" style:family="text">
      <style:text-properties officeooo:rsid="003c64ae"/>
    </style:style>
    <style:style style:name="T5" style:family="text">
      <style:text-properties officeooo:rsid="003cc292"/>
    </style:style>
    <style:style style:name="T6" style:family="text">
      <style:text-properties officeooo:rsid="003eb592"/>
    </style:style>
    <style:style style:name="T7" style:family="text">
      <style:text-properties officeooo:rsid="0043a8f4"/>
    </style:style>
    <style:style style:name="T8" style:family="text">
      <style:text-properties officeooo:rsid="00403b1d"/>
    </style:style>
    <style:style style:name="T9" style:family="text">
      <style:text-properties officeooo:rsid="0040e352"/>
    </style:style>
    <style:style style:name="T10" style:family="text">
      <style:text-properties officeooo:rsid="00416794"/>
    </style:style>
    <style:style style:name="T11" style:family="text">
      <style:text-properties officeooo:rsid="00398179"/>
    </style:style>
    <style:style style:name="T12" style:family="text">
      <style:text-properties officeooo:rsid="00329099"/>
    </style:style>
    <style:style style:name="T13" style:family="text">
      <style:text-properties officeooo:rsid="0032c386"/>
    </style:style>
    <style:style style:name="T14" style:family="text">
      <style:text-properties officeooo:rsid="004508f6"/>
    </style:style>
    <style:style style:name="T15" style:family="text">
      <style:text-properties officeooo:rsid="0043a030"/>
    </style:style>
    <style:style style:name="T16" style:family="text">
      <style:text-properties officeooo:rsid="003fbf23"/>
    </style:style>
    <style:style style:name="T17" style:family="text">
      <style:text-properties officeooo:rsid="0046724d"/>
    </style:style>
    <style:style style:name="T18" style:family="text">
      <style:text-properties officeooo:rsid="00289a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You Are My Sunshine</text:h>
      <text:h text:style-name="P17" text:outline-level="2">(<text:span text:style-name="T15">Jimmie Davis</text:span>)</text:h>
      <text:h text:style-name="P26" text:outline-level="3">[CHORUS]</text:h>
      <text:p text:style-name="P10">G <text:s text:c="37"/></text:p>
      <text:p text:style-name="P10">You are my sunshine, my only sunshine</text:p>
      <text:p text:style-name="P10"><text:s text:c="12"/>C <text:s text:c="19"/>G</text:p>
      <text:p text:style-name="P10">You make me happy when skies are gray</text:p>
      <text:p text:style-name="P10"><text:s text:c="13"/>C <text:s text:c="20"/>G </text:p>
      <text:p text:style-name="P10">You'll never know dear, how much I love you</text:p>
      <text:p text:style-name="P10"><text:s text:c="21"/>D <text:s text:c="9"/>G <text:s text:c="2"/></text:p>
      <text:p text:style-name="P10">Please don't take my sunshine away</text:p>
      <text:h text:style-name="P27" text:outline-level="3">[VERSE 1]</text:h>
      <text:p text:style-name="P10">G</text:p>
      <text:p text:style-name="P10">The other night dear, as I lay sleeping</text:p>
      <text:p text:style-name="P10"><text:s text:c="12"/>C <text:s text:c="13"/>G </text:p>
      <text:p text:style-name="P10">I dreamed I held you in my arms</text:p>
      <text:p text:style-name="P10"><text:s text:c="8"/>C <text:s text:c="18"/>G <text:s text:c="4"/></text:p>
      <text:p text:style-name="P10">When I awoke dear, I was mistaken</text:p>
      <text:p text:style-name="P10"><text:s text:c="14"/>D <text:s text:c="7"/>G </text:p>
      <text:p text:style-name="P10">And I hung my head and cried</text:p>
      <text:h text:style-name="P27" text:outline-level="3">[CHORUS]</text:h>
      <text:p text:style-name="P10">G <text:s text:c="37"/></text:p>
      <text:p text:style-name="P10">You are my sunshine, my only sunshine</text:p>
      <text:p text:style-name="P10"><text:s text:c="12"/>C <text:s text:c="19"/>G</text:p>
      <text:p text:style-name="P10">You make me happy when skies are gray</text:p>
      <text:p text:style-name="P10"><text:s text:c="13"/>C <text:s text:c="20"/>G </text:p>
      <text:p text:style-name="P10">You'll never know dear, how much I love you</text:p>
      <text:p text:style-name="P10"><text:s text:c="21"/>D <text:s text:c="9"/>G <text:s text:c="2"/></text:p>
      <text:p text:style-name="P10">Please don't take my sunshine away</text:p>
      <text:h text:style-name="P27" text:outline-level="3">[VERSE 2]</text:h>
      <text:p text:style-name="P10">G</text:p>
      <text:p text:style-name="P10">I'll always love you and make you happy</text:p>
      <text:p text:style-name="P10"><text:s text:c="13"/>C <text:s text:c="11"/>G <text:s text:c="2"/></text:p>
      <text:p text:style-name="P10">If you could only say the same</text:p>
      <text:p text:style-name="P10"><text:soft-page-break/><text:s text:c="11"/>C <text:s text:c="18"/>G</text:p>
      <text:p text:style-name="P10">But if you leave me, to love another</text:p>
      <text:p text:style-name="P10"><text:s text:c="19"/>D <text:s text:c="6"/>G <text:s/></text:p>
      <text:p text:style-name="P10">You will regret it all someday</text:p>
      <text:h text:style-name="P27" text:outline-level="3">[CHORUS]</text:h>
      <text:p text:style-name="P10">G <text:s text:c="37"/></text:p>
      <text:p text:style-name="P10">You are my sunshine, my only sunshine</text:p>
      <text:p text:style-name="P10"><text:s text:c="12"/>C <text:s text:c="19"/>G</text:p>
      <text:p text:style-name="P10">You make me happy when skies are gray</text:p>
      <text:p text:style-name="P10"><text:s text:c="13"/>C <text:s text:c="20"/>G </text:p>
      <text:p text:style-name="P10">You'll never know dear, how much I love you</text:p>
      <text:p text:style-name="P10"><text:s text:c="21"/>D <text:s text:c="9"/>G <text:s text:c="2"/></text:p>
      <text:p text:style-name="P10">Please don't take my sunshine away</text:p>
      <text:h text:style-name="P27" text:outline-level="3">[VERSE 3]</text:h>
      <text:p text:style-name="P10">G </text:p>
      <text:p text:style-name="P10">You told me once dear, you really loved me</text:p>
      <text:p text:style-name="P10"><text:s text:c="11"/>C <text:s text:c="17"/>G</text:p>
      <text:p text:style-name="P10">And no one else could come between</text:p>
      <text:p text:style-name="P10"><text:s text:c="16"/>C <text:s text:c="18"/>G </text:p>
      <text:p text:style-name="P10">Well now you've left me, and love another</text:p>
      <text:p text:style-name="P10"><text:s text:c="19"/>D <text:s text:c="5"/>G</text:p>
      <text:p text:style-name="P10">You have shattered all my dreams</text:p>
      <text:h text:style-name="P27" text:outline-level="3">[CHORUS]</text:h>
      <text:p text:style-name="P10">G <text:s text:c="37"/></text:p>
      <text:p text:style-name="P10">You are my sunshine, my only sunshine</text:p>
      <text:p text:style-name="P10"><text:s text:c="12"/>C <text:s text:c="19"/>G</text:p>
      <text:p text:style-name="P10">You make me happy when skies are gray</text:p>
      <text:p text:style-name="P10"><text:s text:c="13"/>C <text:s text:c="20"/>G </text:p>
      <text:p text:style-name="P10">You'll never know dear, how much I love you</text:p>
      <text:p text:style-name="P10"><text:s text:c="21"/>D <text:s text:c="9"/>G <text:s text:c="2"/></text:p>
      <text:p text:style-name="P10"><text:span text:style-name="T15">Please don't take my sunshine aw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1M40S</meta:editing-duration>
    <meta:editing-cycles>46</meta:editing-cycles>
    <meta:generator>LibreOffice/5.2.7.2$MacOSX_X86_64 LibreOffice_project/2b7f1e640c46ceb28adf43ee075a6e8b8439ed10</meta:generator>
    <dc:title>Lyrics + Chords</dc:title>
    <dc:date>2017-08-01T11:21:11.677106000</dc:date>
    <meta:print-date>2017-04-03T12:23:29.985893000</meta:print-date>
    <meta:document-statistic meta:table-count="0" meta:image-count="0" meta:object-count="0" meta:page-count="2" meta:paragraph-count="65" meta:word-count="274" meta:character-count="1975" meta:non-whitespace-character-count="9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